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51000002316ABF3B86A2C3FEB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Arial1" svg:font-family="Arial" style:font-pitch="variable"/>
    <style:font-face style:name="Calibri-Bold" svg:font-family="Calibri-Bold" style:font-pitch="variable"/>
    <style:font-face style:name="Calibri-Bold1" svg:font-family="Calibri-Bold"/>
    <style:font-face style:name="Calibri-Italic" svg:font-family="Calibri-Italic"/>
    <style:font-face style:name="Calibri-Italic1" svg:font-family="Calibri-Italic" style:font-pitch="variable"/>
    <style:font-face style:name="CambriaMath_03" svg:font-family="CambriaMath_03" style:font-pitch="variable"/>
    <style:font-face style:name="CambriaMath_031" svg:font-family="CambriaMath_03"/>
    <style:font-face style:name="CambriaMath_04" svg:font-family="CambriaMath_04"/>
    <style:font-face style:name="CambriaMath_041" svg:font-family="CambriaMath_04" style:font-pitch="variable"/>
    <style:font-face style:name="CambriaMath_07" svg:font-family="CambriaMath_07" style:font-pitch="variable"/>
    <style:font-face style:name="CambriaMath_071" svg:font-family="CambriaMath_07"/>
    <style:font-face style:name="CambriaMath_0b" svg:font-family="CambriaMath_0b" style:font-pitch="variable"/>
    <style:font-face style:name="CambriaMath_0b1" svg:font-family="CambriaMath_0b"/>
    <style:font-face style:name="CambriaMath_0d" svg:font-family="CambriaMath_0d" style:font-pitch="variable"/>
    <style:font-face style:name="CambriaMath_0d1" svg:font-family="CambriaMath_0d"/>
    <style:font-face style:name="CambriaMath_12" svg:font-family="CambriaMath_12" style:font-pitch="variable"/>
    <style:font-face style:name="CambriaMath_121" svg:font-family="CambriaMath_12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Unknown" svg:font-family="Unknown" style:font-pitch="variable"/>
    <style:font-face style:name="Unknown1" svg:font-family="Unknow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756cm" svg:height="7.924cm" svg:x="0.372cm" svg:y="0.388cm">
          <draw:image xlink:href="Pictures/1000000000000151000002316ABF3B86A2C3FEB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Arial1" svg:font-family="Arial" style:font-pitch="variable"/>
    <style:font-face style:name="Calibri-Bold" svg:font-family="Calibri-Bold" style:font-pitch="variable"/>
    <style:font-face style:name="Calibri-Bold1" svg:font-family="Calibri-Bold"/>
    <style:font-face style:name="Calibri-Italic" svg:font-family="Calibri-Italic"/>
    <style:font-face style:name="Calibri-Italic1" svg:font-family="Calibri-Italic" style:font-pitch="variable"/>
    <style:font-face style:name="CambriaMath_03" svg:font-family="CambriaMath_03" style:font-pitch="variable"/>
    <style:font-face style:name="CambriaMath_031" svg:font-family="CambriaMath_03"/>
    <style:font-face style:name="CambriaMath_04" svg:font-family="CambriaMath_04"/>
    <style:font-face style:name="CambriaMath_041" svg:font-family="CambriaMath_04" style:font-pitch="variable"/>
    <style:font-face style:name="CambriaMath_07" svg:font-family="CambriaMath_07" style:font-pitch="variable"/>
    <style:font-face style:name="CambriaMath_071" svg:font-family="CambriaMath_07"/>
    <style:font-face style:name="CambriaMath_0b" svg:font-family="CambriaMath_0b" style:font-pitch="variable"/>
    <style:font-face style:name="CambriaMath_0b1" svg:font-family="CambriaMath_0b"/>
    <style:font-face style:name="CambriaMath_0d" svg:font-family="CambriaMath_0d" style:font-pitch="variable"/>
    <style:font-face style:name="CambriaMath_0d1" svg:font-family="CambriaMath_0d"/>
    <style:font-face style:name="CambriaMath_12" svg:font-family="CambriaMath_12" style:font-pitch="variable"/>
    <style:font-face style:name="CambriaMath_121" svg:font-family="CambriaMath_12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Unknown" svg:font-family="Unknown" style:font-pitch="variable"/>
    <style:font-face style:name="Unknown1" svg:font-family="Unknow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0.3cm" fo:margin-left="0.3cm" fo:margin-right="0.3cm" fo:page-width="5.5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9T08:43:14.466186029</dc:date>
    <meta:editing-duration>PT1M21S</meta:editing-duration>
    <meta:editing-cycles>1</meta:editing-cycles>
    <meta:document-statistic meta:object-count="1"/>
    <meta:generator>LibreOffice/7.6.1.1$Linux_X86_64 LibreOffice_project/60$Build-1</meta:generator>
  </office:meta>
</office:document-meta>
</file>